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15a0" officeooo:paragraph-rsid="001915a0"/>
    </style:style>
    <style:style style:name="P2" style:family="paragraph" style:parent-style-name="Standard">
      <style:text-properties officeooo:rsid="001915a0" officeooo:paragraph-rsid="001915a0"/>
    </style:style>
    <style:style style:name="P3" style:family="paragraph" style:parent-style-name="Standard">
      <style:text-properties officeooo:rsid="001915a0" officeooo:paragraph-rsid="001915a0"/>
    </style:style>
    <style:style style:name="P4" style:family="paragraph" style:parent-style-name="Standard">
      <style:text-properties officeooo:rsid="0019f647" officeooo:paragraph-rsid="0019f647"/>
    </style:style>
    <style:style style:name="P5" style:family="paragraph" style:parent-style-name="Standard">
      <style:text-properties officeooo:rsid="0019f647" officeooo:paragraph-rsid="0019f647" fo:background-color="#ffff00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long-dash" style:text-underline-width="auto" style:text-underline-color="font-color"/>
    </style:style>
    <style:style style:name="gr1" style:family="graphic">
      <style:graphic-properties draw:fill="none" draw:textarea-horizontal-align="justify" draw:textarea-vertical-align="middle" draw:auto-grow-height="false" fo:min-height="2.223cm" fo:min-width="17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textarea-horizontal-align="justify" draw:textarea-vertical-align="middle" draw:auto-grow-height="false" fo:min-height="3.281cm" fo:min-width="15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1.508cm" fo:min-width="1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1.762cm" fo:min-width="10.7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2.037cm" fo:min-width="1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.2</text:p>
      <text:p text:style-name="P2"/>
      <text:p text:style-name="P2">Encuadradas las tablas en 3FN</text:p>
      <text:p text:style-name="P2"/>
      <text:p text:style-name="P2"><draw:custom-shape text:anchor-type="paragraph" draw:z-index="4" draw:name="Forma 5" draw:style-name="gr1" draw:text-style-name="P6" svg:width="17.066cm" svg:height="2.223cm" svg:x="-0.152cm" svg:y="0.963cm"><text:p/><draw:enhanced-geometry svg:viewBox="0 0 21600 21600" draw:type="rectangle" draw:enhanced-path="M 0 0 L 21600 0 21600 21600 0 21600 0 0 Z N"/></draw:custom-shape>//Quitamos nom_completo y lo sustituimos por atributos atomicos como son nombre y apellidos para pasarlo a 1FM</text:p>
      <text:p text:style-name="P2">campanero: {<text:span text:style-name="T1">dni</text:span>, nombre, apellidos, fecha_nac, sustituido_por → campanero, fecha_sustitucion}</text:p>
      <text:p text:style-name="P2">PK: {dni}</text:p>
      <text:p text:style-name="P2">FK: {sustituido_por→ campanero}</text:p>
      <text:p text:style-name="P2">NOTNULL: {nombre, apellidos}</text:p>
      <text:p text:style-name="P2"/>
      <text:p text:style-name="P2">//Está en 2FN porque solo tiene una PK.</text:p>
      <text:p text:style-name="P2">//Está en 3FN porque no hay atributos transitivos</text:p>
      <text:p text:style-name="P2"><draw:custom-shape text:anchor-type="paragraph" draw:z-index="3" draw:name="Forma 4" draw:style-name="gr2" draw:text-style-name="P6" svg:width="15.029cm" svg:height="3.282cm" svg:x="-0.178cm" svg:y="0.392cm"><text:p/><draw:enhanced-geometry svg:viewBox="0 0 21600 21600" draw:type="rectangle" draw:enhanced-path="M 0 0 L 21600 0 21600 21600 0 21600 0 0 Z N"/></draw:custom-shape></text:p>
      <text:p text:style-name="P2">campanario: {<text:span text:style-name="T1">identificador, nombre</text:span>, num_campanas*, <text:span text:style-name="T2">coordenadas_campanario</text:span>}</text:p>
      <text:p text:style-name="P2">PK: {identificador, nombre}</text:p>
      <text:p text:style-name="P2">UK: {coordenadas_campanario}</text:p>
      <text:p text:style-name="P2">NOTNULL: {coordenadas_campanario}</text:p>
      <text:p text:style-name="P2"/>
      <text:p text:style-name="P2">*num_campanas se calcula viendo cuantas veces se repite identificador en campana.</text:p>
      <text:p text:style-name="P2"/>
      <text:p text:style-name="P2">//Está en 2FN porque todos los atributos apuntan a la PK completa</text:p>
      <text:p text:style-name="P2">//Está en 3FN porque no hay atributos transitivos</text:p>
      <text:p text:style-name="P2"/>
      <text:p text:style-name="P2">//Quitamos repliques y creamos una tabla nueva para pasar a 1FN</text:p>
      <text:p text:style-name="P2">campana: {<text:span text:style-name="T1">numero, identificador → campanario,</text:span> fecha_fab, peso, operativa}</text:p>
      <text:p text:style-name="P2">PK: {numero, identificador}</text:p>
      <text:p text:style-name="P2">FK: {identificador → campanario}</text:p>
      <text:p text:style-name="P2"/>
      <text:p text:style-name="P2">repliques: {<text:span text:style-name="T1">n_repliques, numero → campana</text:span>}</text:p>
      <text:p text:style-name="P2">PK: {n_repliques, numero}</text:p>
      <text:p text:style-name="P2">FK: {numero → campana}</text:p>
      <text:p text:style-name="P2"/>
      <text:p text:style-name="P2"/>
      <text:p text:style-name="P2">//En 2FN separamos algunos atributos según a que PK apuntan</text:p>
      <text:p text:style-name="P2"><draw:custom-shape text:anchor-type="paragraph" draw:z-index="2" draw:name="Forma 3" draw:style-name="gr3" draw:text-style-name="P6" svg:width="10.769cm" svg:height="1.509cm" svg:x="-0.231cm" svg:y="0.053cm"><text:p/><draw:enhanced-geometry svg:viewBox="0 0 21600 21600" draw:type="rectangle" draw:enhanced-path="M 0 0 L 21600 0 21600 21600 0 21600 0 0 Z N"/></draw:custom-shape>campana: {<text:span text:style-name="T1">numero, identificador → campanario, </text:span>operativa}</text:p>
      <text:p text:style-name="P2">PK: {numero, identificador}</text:p>
      <text:p text:style-name="P2">FK: {identificador → campanario}</text:p>
      <text:p text:style-name="P2"><draw:custom-shape text:anchor-type="paragraph" draw:z-index="1" draw:name="Forma 2" draw:style-name="gr4" draw:text-style-name="P6" svg:width="10.796cm" svg:height="1.763cm" svg:x="-0.231cm" svg:y="0.25cm"><text:p/><draw:enhanced-geometry svg:viewBox="0 0 21600 21600" draw:type="rectangle" draw:enhanced-path="M 0 0 L 21600 0 21600 21600 0 21600 0 0 Z N"/></draw:custom-shape></text:p>
      <text:p text:style-name="P2">repliques: {<text:span text:style-name="T1">n_repliques, numero → campana</text:span>}</text:p>
      <text:p text:style-name="P2">PK: {n_repliques, numero}</text:p>
      <text:p text:style-name="P2">FK: {numero → campana}</text:p>
      <text:p text:style-name="P2"><draw:custom-shape text:anchor-type="paragraph" draw:z-index="0" draw:name="Forma 1" draw:style-name="gr5" draw:text-style-name="P7" svg:width="10.769cm" svg:height="2.038cm" svg:x="-0.205cm" svg:y="0.243cm"><text:p/><draw:enhanced-geometry svg:viewBox="0 0 21600 21600" draw:type="rectangle" draw:enhanced-path="M 0 0 L 21600 0 21600 21600 0 21600 0 0 Z N"/></draw:custom-shape></text:p>
      <text:p text:style-name="P2">numero_campana: {<text:span text:style-name="T1">numero→ campana</text:span>, fecha_fab, peso}</text:p>
      <text:p text:style-name="P2">PK: {numero}</text:p>
      <text:p text:style-name="P2">FK: {numero → campana}</text:p>
      <text:p text:style-name="P2"/>
      <text:p text:style-name="P2">//Está en 3FN porque no hay dependencias transitivas.</text:p>
      <text:p text:style-name="P2"/>
      <text:p text:style-name="P4"/>
      <text:p text:style-name="P5"><text:soft-page-break/>Perdidas semánticas:</text:p>
      <text:p text:style-name="P4"/>
      <text:p text:style-name="P4">*<text:tab/>Habrá que revisar que todo campanero tenga una campanario</text:p>
      <text:p text:style-name="P4">*<text:tab/>Habrá que revisar que todo campanario tiene al menos una campana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15a0" officeooo:paragraph-rsid="001915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e Manuel Moreno Bolivar<text:tab/><text:tab/>52659570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15:46:31.437000000</meta:creation-date>
    <dc:date>2023-01-18T16:32:19.977000000</dc:date>
    <meta:editing-duration>PT2M53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8" meta:word-count="221" meta:character-count="1624" meta:non-whitespace-character-count="1440"/>
  </office:meta>
</office:document-meta>
</file>